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b91f2" officeooo:paragraph-rsid="001b91f2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" fo:font-size="16pt" fo:font-weight="bold" officeooo:rsid="001b91f2" officeooo:paragraph-rsid="001b91f2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b91f2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God, How Wonderful Thou Art</text:p>
      <text:p text:style-name="P4"/>
      <text:p text:style-name="P3">My God how wonderful Thou art,</text:p>
      <text:p text:style-name="P3">Thy majesty, how bright,</text:p>
      <text:p text:style-name="P3">How beautiful Thy mercy-seat,</text:p>
      <text:p text:style-name="P3">In depths of burning light.</text:p>
      <text:p text:style-name="P3"/>
      <text:p text:style-name="P3">How wonderful, how beautiful</text:p>
      <text:p text:style-name="P3">The sight of Thee must be</text:p>
      <text:p text:style-name="P3">Thine endless wisdom, Thy boundless pow’r,</text:p>
      <text:p text:style-name="P3">And awesome purity.</text:p>
      <text:p text:style-name="P3"/>
      <text:p text:style-name="P3">Yet I may love Thee, too, O Lord,</text:p>
      <text:p text:style-name="P3">Almighty as Thou art,</text:p>
      <text:p text:style-name="P3">For Thou hast stooped to ask of me</text:p>
      <text:p text:style-name="P3">The love of my poor heart.</text:p>
      <text:p text:style-name="P3"/>
      <text:p text:style-name="P3">Father of Jesus, love’s reward,</text:p>
      <text:p text:style-name="P3">What rapture will it be</text:p>
      <text:p text:style-name="P3">Prostrate before Thy throne to lie,</text:p>
      <text:p text:style-name="P3">And gaze, and gaze on Thee.</text:p>
      <text:p text:style-name="P2"/>
      <text:p text:style-name="P2"><text:span text:style-name="T2"/></text:p>
      <text:p text:style-name="P2">Composer: <text:span text:style-name="T1">James Turle (1802-1882)</text:span></text:p>
      <text:p text:style-name="P2">Lyricist: <text:span text:style-name="T1">Frederick William Faber (1814-1863)</text:span> </text:p>
      <text:p text:style-name="P2"/>
      <text:p text:style-name="P2"/>
      <text:p text:style-name="P3">Hymns of Truth and Praise: 1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5:00:37.336000000</meta:creation-date>
    <meta:editing-duration>PT8M</meta:editing-duration>
    <meta:editing-cycles>2</meta:editing-cycles>
    <meta:generator>LibreOffice/6.3.3.2$Windows_X86_64 LibreOffice_project/a64200df03143b798afd1ec74a12ab50359878ed</meta:generator>
    <dc:title>Tuba Hymn Lyrics</dc:title>
    <dc:date>2020-04-24T15:08:37.280000000</dc:date>
    <meta:document-statistic meta:table-count="0" meta:image-count="0" meta:object-count="0" meta:page-count="1" meta:paragraph-count="20" meta:word-count="107" meta:character-count="592" meta:non-whitespace-character-count="504"/>
    <meta:template xlink:type="simple" xlink:actuate="onRequest" xlink:title="Tuba Hymn Lyrics" xlink:href="../../../../../AppData/Roaming/LibreOffice/4/user/template/Tuba%20Hymn%20Lyrics.ott" meta:date="2020-04-24T15:00:37.100000000"/>
  </office:meta>
</office:document-meta>
</file>